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1748" officeooo:paragraph-rsid="001f55a8"/>
    </style:style>
    <style:style style:name="P2" style:family="paragraph" style:parent-style-name="Text_20_body">
      <style:text-properties officeooo:rsid="001b1748" officeooo:paragraph-rsid="001f6b2b"/>
    </style:style>
    <style:style style:name="P3" style:family="paragraph" style:parent-style-name="Text_20_body">
      <style:text-properties officeooo:rsid="001b1748" officeooo:paragraph-rsid="00218514"/>
    </style:style>
    <style:style style:name="P4" style:family="paragraph" style:parent-style-name="Text_20_body">
      <style:text-properties officeooo:rsid="001e91d8" officeooo:paragraph-rsid="001e91d8"/>
    </style:style>
    <style:style style:name="P5" style:family="paragraph" style:parent-style-name="Text_20_body">
      <style:text-properties officeooo:rsid="001e91d8" officeooo:paragraph-rsid="001f55a8"/>
    </style:style>
    <style:style style:name="P6" style:family="paragraph" style:parent-style-name="Text_20_body">
      <style:text-properties officeooo:rsid="00206f4d" officeooo:paragraph-rsid="00206f4d"/>
    </style:style>
    <style:style style:name="P7" style:family="paragraph" style:parent-style-name="Text_20_body">
      <style:text-properties officeooo:rsid="00234b4f" officeooo:paragraph-rsid="00234b4f"/>
    </style:style>
    <style:style style:name="P8" style:family="paragraph" style:parent-style-name="Text_20_body">
      <style:text-properties officeooo:rsid="00236882" officeooo:paragraph-rsid="00236882"/>
    </style:style>
    <style:style style:name="P9" style:family="paragraph" style:parent-style-name="Text_20_body">
      <style:text-properties officeooo:rsid="00236882" officeooo:paragraph-rsid="00310717"/>
    </style:style>
    <style:style style:name="P10" style:family="paragraph" style:parent-style-name="Text_20_body">
      <style:text-properties officeooo:rsid="00310717" officeooo:paragraph-rsid="0034a967"/>
    </style:style>
    <style:style style:name="P11" style:family="paragraph" style:parent-style-name="Text_20_body">
      <style:text-properties officeooo:rsid="003c977f" officeooo:paragraph-rsid="003c977f"/>
    </style:style>
    <style:style style:name="P12" style:family="paragraph" style:parent-style-name="Text_20_body">
      <style:text-properties officeooo:rsid="003def58" officeooo:paragraph-rsid="003def58"/>
    </style:style>
    <style:style style:name="P13" style:family="paragraph" style:parent-style-name="Text_20_body">
      <style:text-properties officeooo:rsid="003ee4e3" officeooo:paragraph-rsid="003ee4e3"/>
    </style:style>
    <style:style style:name="P14" style:family="paragraph" style:parent-style-name="Text_20_body">
      <style:text-properties officeooo:rsid="003f4cce" officeooo:paragraph-rsid="003f4cce"/>
    </style:style>
    <style:style style:name="P15" style:family="paragraph" style:parent-style-name="Text_20_body">
      <style:text-properties officeooo:rsid="00415af0" officeooo:paragraph-rsid="00415af0"/>
    </style:style>
    <style:style style:name="T1" style:family="text">
      <style:text-properties officeooo:rsid="001d6096"/>
    </style:style>
    <style:style style:name="T2" style:family="text">
      <style:text-properties officeooo:rsid="00242705"/>
    </style:style>
    <style:style style:name="T3" style:family="text">
      <style:text-properties officeooo:rsid="0032e913"/>
    </style:style>
    <style:style style:name="T4" style:family="text">
      <style:text-properties officeooo:rsid="0034ceed"/>
    </style:style>
    <style:style style:name="T5" style:family="text">
      <style:text-properties officeooo:rsid="0043c659"/>
    </style:style>
    <style:style style:name="T6" style:family="text">
      <style:text-properties officeooo:rsid="004661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ception d’un programme de threading par double programmation dynamique.</text:p>
      <text:p text:style-name="P5"/>
      <text:p text:style-name="P1">contexte/</text:p>
      <text:p text:style-name="P8">La fonction d’une protéine est intrinsèquement liée à sa structure tri-dimensionnelle, <text:span text:style-name="T2">cependant avec la découverte de plus en plus de nouvelles séquences protéiques, les méthodes de résolution de structure sont inaptes à toutes les résoudre. Tandis que la taille des bases de données augmente, de nouvelles méthodes de résolution émergent pour pouvoir répondre à cette nouvelle problématique. La première et la plus performante est la méthode d’association par homologie de séquence, mais certaines séquences ne comportent pas un taux d’homologie assez important pour utiliser cette dernière. Il est dans ce cas possible de faire recours aux méthodes de threading, qui reposent sur l’alignement entre une séquence et des positions d’une structure déjà résolue.</text:span></text:p>
      <text:p text:style-name="P10">Les méthodes de threading <text:span text:style-name="T4">nécessitent une séquence d’intérêt que l’on enfile sur une librairie de structure 3D. Ensuite on évalue la vraisemblance de l’alignement séquence – structure.</text:span></text:p>
      <text:p text:style-name="P11">Dans ce projet on s’intéresse spécifiquement à la manière dont on enfile la séquence sur la structure.</text:p>
      <text:p text:style-name="P13">Démarche</text:p>
      <text:p text:style-name="P12">L’étape d’enfilage consiste en calculant les énergies associées aux environnements des résidus, </text:p>
      <text:p text:style-name="P15">ces calculs sont fournis dans les mat dope</text:p>
      <text:p text:style-name="P14">qui permet de construire low lvl </text:p>
      <text:p text:style-name="P14">high lvl construite a partir des low</text:p>
      <text:p text:style-name="P9"/>
      <text:p text:style-name="P2">matériel et méthodes/</text:p>
      <text:p text:style-name="P6">dope scores seq pdb seq fasta <text:span text:style-name="T5">python et modules </text:span></text:p>
      <text:p text:style-name="P3"><text:span text:style-name="T6">resulta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13:06:44.154808021</meta:creation-date>
    <dc:date>2020-09-16T14:33:40.175791480</dc:date>
    <meta:editing-duration>PT1H16M19S</meta:editing-duration>
    <meta:editing-cycles>52</meta:editing-cycles>
    <meta:generator>LibreOffice/6.0.7.3$Linux_X86_64 LibreOffice_project/00m0$Build-3</meta:generator>
    <meta:document-statistic meta:table-count="0" meta:image-count="0" meta:object-count="0" meta:page-count="1" meta:paragraph-count="13" meta:word-count="213" meta:character-count="1424" meta:non-whitespace-character-count="1220"/>
  </office:meta>
</office:document-meta>
</file>